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ffffff"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text:span text:style-name="T1">VIVA ER BE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ohit Devanagari1" svg:font-family="'Lohit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fo:color="#00000a" style:font-name="Liberation Serif" fo:font-size="12pt" fo:language="es" fo:country="E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zh" fo:country="CN" style:language-asian="zh" style:country-asian="CN" style:font-name-complex="Lohit Devanagari1" style:language-complex="zh" style:country-complex="CN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1T10:22:00</meta:creation-date>
    <meta:initial-creator>ignasi</meta:initial-creator>
    <dc:creator>ignasi gonzalez</dc:creator>
    <dc:date>2022-11-24T10:42:39.09</dc:date>
    <meta:editing-cycles>2</meta:editing-cycles>
    <meta:editing-duration>PT24S</meta:editing-duration>
    <meta:generator>OpenOffice/4.1.13$Win32 OpenOffice.org_project/4113m1$Build-9810</meta:generator>
    <meta:document-statistic meta:table-count="0" meta:image-count="0" meta:object-count="0" meta:page-count="1" meta:paragraph-count="1" meta:word-count="3" meta:character-count="12"/>
    <meta:user-defined meta:name="LinksUpToDate" meta:value-type="boolean">false</meta:user-defined>
    <meta:user-defined meta:name="ScaleCrop" meta:value-type="boolean">false</meta:user-defined>
  </office:meta>
</office:document-meta>
</file>